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0.3039944067" calcext:value-type="float">
            <text:p>0.3039944067</text:p>
          </table:table-cell>
          <table:table-cell office:value-type="float" office:value="0.2897180613" calcext:value-type="float">
            <text:p>0.2897180613</text:p>
          </table:table-cell>
        </table:table-row>
        <table:table-row table:style-name="ro1">
          <table:table-cell office:value-type="float" office:value="0.2967895421" calcext:value-type="float">
            <text:p>0.2967895421</text:p>
          </table:table-cell>
          <table:table-cell office:value-type="float" office:value="0.2835599909" calcext:value-type="float">
            <text:p>0.2835599909</text:p>
          </table:table-cell>
        </table:table-row>
        <table:table-row table:style-name="ro1">
          <table:table-cell office:value-type="float" office:value="0.2849291756" calcext:value-type="float">
            <text:p>0.2849291756</text:p>
          </table:table-cell>
          <table:table-cell office:value-type="float" office:value="0.2771163179" calcext:value-type="float">
            <text:p>0.2771163179</text:p>
          </table:table-cell>
        </table:table-row>
        <table:table-row table:style-name="ro1">
          <table:table-cell office:value-type="float" office:value="0.2853366435" calcext:value-type="float">
            <text:p>0.2853366435</text:p>
          </table:table-cell>
          <table:table-cell office:value-type="float" office:value="0.2685799979" calcext:value-type="float">
            <text:p>0.2685799979</text:p>
          </table:table-cell>
        </table:table-row>
        <table:table-row table:style-name="ro1">
          <table:table-cell office:value-type="float" office:value="0.2760559751" calcext:value-type="float">
            <text:p>0.2760559751</text:p>
          </table:table-cell>
          <table:table-cell office:value-type="float" office:value="0.2642776697" calcext:value-type="float">
            <text:p>0.2642776697</text:p>
          </table:table-cell>
        </table:table-row>
        <table:table-row table:style-name="ro1">
          <table:table-cell office:value-type="float" office:value="0.2702221574" calcext:value-type="float">
            <text:p>0.2702221574</text:p>
          </table:table-cell>
          <table:table-cell office:value-type="float" office:value="0.2576063899" calcext:value-type="float">
            <text:p>0.2576063899</text:p>
          </table:table-cell>
        </table:table-row>
        <table:table-row table:style-name="ro1">
          <table:table-cell office:value-type="float" office:value="0.2647708534" calcext:value-type="float">
            <text:p>0.2647708534</text:p>
          </table:table-cell>
          <table:table-cell office:value-type="float" office:value="0.2599595908" calcext:value-type="float">
            <text:p>0.2599595908</text:p>
          </table:table-cell>
        </table:table-row>
        <table:table-row table:style-name="ro1">
          <table:table-cell office:value-type="float" office:value="0.2660152071" calcext:value-type="float">
            <text:p>0.2660152071</text:p>
          </table:table-cell>
          <table:table-cell office:value-type="float" office:value="0.2484270233" calcext:value-type="float">
            <text:p>0.2484270233</text:p>
          </table:table-cell>
        </table:table-row>
        <table:table-row table:style-name="ro1">
          <table:table-cell office:value-type="float" office:value="0.2526632131" calcext:value-type="float">
            <text:p>0.2526632131</text:p>
          </table:table-cell>
          <table:table-cell office:value-type="float" office:value="0.2446927045" calcext:value-type="float">
            <text:p>0.2446927045</text:p>
          </table:table-cell>
        </table:table-row>
        <table:table-row table:style-name="ro1">
          <table:table-cell office:value-type="float" office:value="0.2538403462" calcext:value-type="float">
            <text:p>0.2538403462</text:p>
          </table:table-cell>
          <table:table-cell office:value-type="float" office:value="0.2416145855" calcext:value-type="float">
            <text:p>0.2416145855</text:p>
          </table:table-cell>
        </table:table-row>
        <table:table-row table:style-name="ro1">
          <table:table-cell office:value-type="float" office:value="0.2508965667" calcext:value-type="float">
            <text:p>0.2508965667</text:p>
          </table:table-cell>
          <table:table-cell office:value-type="float" office:value="0.2404127555" calcext:value-type="float">
            <text:p>0.2404127555</text:p>
          </table:table-cell>
        </table:table-row>
        <table:table-row table:style-name="ro1">
          <table:table-cell office:value-type="float" office:value="0.2440553632" calcext:value-type="float">
            <text:p>0.2440553632</text:p>
          </table:table-cell>
          <table:table-cell office:value-type="float" office:value="0.2408124293" calcext:value-type="float">
            <text:p>0.2408124293</text:p>
          </table:table-cell>
        </table:table-row>
        <table:table-row table:style-name="ro1">
          <table:table-cell office:value-type="float" office:value="0.2429875264" calcext:value-type="float">
            <text:p>0.2429875264</text:p>
          </table:table-cell>
          <table:table-cell office:value-type="float" office:value="0.2325623862" calcext:value-type="float">
            <text:p>0.2325623862</text:p>
          </table:table-cell>
        </table:table-row>
        <table:table-row table:style-name="ro1">
          <table:table-cell office:value-type="float" office:value="0.2375796756" calcext:value-type="float">
            <text:p>0.2375796756</text:p>
          </table:table-cell>
          <table:table-cell office:value-type="float" office:value="0.2329829353" calcext:value-type="float">
            <text:p>0.2329829353</text:p>
          </table:table-cell>
        </table:table-row>
        <table:table-row table:style-name="ro1">
          <table:table-cell office:value-type="float" office:value="0.2341854517" calcext:value-type="float">
            <text:p>0.2341854517</text:p>
          </table:table-cell>
          <table:table-cell office:value-type="float" office:value="0.228534249" calcext:value-type="float">
            <text:p>0.228534249</text:p>
          </table:table-cell>
        </table:table-row>
        <table:table-row table:style-name="ro1">
          <table:table-cell office:value-type="float" office:value="0.2321220004" calcext:value-type="float">
            <text:p>0.2321220004</text:p>
          </table:table-cell>
          <table:table-cell office:value-type="float" office:value="0.2228786764" calcext:value-type="float">
            <text:p>0.2228786764</text:p>
          </table:table-cell>
        </table:table-row>
        <table:table-row table:style-name="ro1">
          <table:table-cell office:value-type="float" office:value="0.2299723297" calcext:value-type="float">
            <text:p>0.2299723297</text:p>
          </table:table-cell>
          <table:table-cell office:value-type="float" office:value="0.2269533696" calcext:value-type="float">
            <text:p>0.2269533696</text:p>
          </table:table-cell>
        </table:table-row>
        <table:table-row table:style-name="ro1">
          <table:table-cell office:value-type="float" office:value="0.2260663445" calcext:value-type="float">
            <text:p>0.2260663445</text:p>
          </table:table-cell>
          <table:table-cell office:value-type="float" office:value="0.2223614409" calcext:value-type="float">
            <text:p>0.2223614409</text:p>
          </table:table-cell>
        </table:table-row>
        <table:table-row table:style-name="ro1">
          <table:table-cell office:value-type="float" office:value="0.2269754798" calcext:value-type="float">
            <text:p>0.2269754798</text:p>
          </table:table-cell>
          <table:table-cell office:value-type="float" office:value="0.2201008643" calcext:value-type="float">
            <text:p>0.2201008643</text:p>
          </table:table-cell>
        </table:table-row>
        <table:table-row table:style-name="ro1">
          <table:table-cell office:value-type="float" office:value="0.2295130537" calcext:value-type="float">
            <text:p>0.2295130537</text:p>
          </table:table-cell>
          <table:table-cell office:value-type="float" office:value="0.2190910672" calcext:value-type="float">
            <text:p>0.2190910672</text:p>
          </table:table-cell>
        </table:table-row>
        <table:table-row table:style-name="ro1">
          <table:table-cell office:value-type="float" office:value="0.2188387449" calcext:value-type="float">
            <text:p>0.2188387449</text:p>
          </table:table-cell>
          <table:table-cell office:value-type="float" office:value="0.2131701289" calcext:value-type="float">
            <text:p>0.2131701289</text:p>
          </table:table-cell>
        </table:table-row>
        <table:table-row table:style-name="ro1">
          <table:table-cell office:value-type="float" office:value="0.2284934096" calcext:value-type="float">
            <text:p>0.2284934096</text:p>
          </table:table-cell>
          <table:table-cell office:value-type="float" office:value="0.2117818564" calcext:value-type="float">
            <text:p>0.2117818564</text:p>
          </table:table-cell>
        </table:table-row>
        <table:table-row table:style-name="ro1">
          <table:table-cell office:value-type="float" office:value="0.2202805349" calcext:value-type="float">
            <text:p>0.2202805349</text:p>
          </table:table-cell>
          <table:table-cell office:value-type="float" office:value="0.2225555499" calcext:value-type="float">
            <text:p>0.2225555499</text:p>
          </table:table-cell>
        </table:table-row>
        <table:table-row table:style-name="ro1">
          <table:table-cell office:value-type="float" office:value="0.2186937546" calcext:value-type="float">
            <text:p>0.2186937546</text:p>
          </table:table-cell>
          <table:table-cell office:value-type="float" office:value="0.2172117579" calcext:value-type="float">
            <text:p>0.2172117579</text:p>
          </table:table-cell>
        </table:table-row>
        <table:table-row table:style-name="ro1">
          <table:table-cell office:value-type="float" office:value="0.2117182183" calcext:value-type="float">
            <text:p>0.2117182183</text:p>
          </table:table-cell>
          <table:table-cell office:value-type="float" office:value="0.2171259999" calcext:value-type="float">
            <text:p>0.2171259999</text:p>
          </table:table-cell>
        </table:table-row>
        <table:table-row table:style-name="ro1">
          <table:table-cell office:value-type="float" office:value="0.2139958481" calcext:value-type="float">
            <text:p>0.2139958481</text:p>
          </table:table-cell>
          <table:table-cell office:value-type="float" office:value="0.2147658609" calcext:value-type="float">
            <text:p>0.2147658609</text:p>
          </table:table-cell>
        </table:table-row>
        <table:table-row table:style-name="ro1">
          <table:table-cell office:value-type="float" office:value="0.214308183" calcext:value-type="float">
            <text:p>0.214308183</text:p>
          </table:table-cell>
          <table:table-cell office:value-type="float" office:value="0.210758476" calcext:value-type="float">
            <text:p>0.210758476</text:p>
          </table:table-cell>
        </table:table-row>
        <table:table-row table:style-name="ro1">
          <table:table-cell office:value-type="float" office:value="0.2204603882" calcext:value-type="float">
            <text:p>0.2204603882</text:p>
          </table:table-cell>
          <table:table-cell office:value-type="float" office:value="0.2119748146" calcext:value-type="float">
            <text:p>0.2119748146</text:p>
          </table:table-cell>
        </table:table-row>
        <table:table-row table:style-name="ro1">
          <table:table-cell office:value-type="float" office:value="0.2161838298" calcext:value-type="float">
            <text:p>0.2161838298</text:p>
          </table:table-cell>
          <table:table-cell office:value-type="float" office:value="0.2161387739" calcext:value-type="float">
            <text:p>0.2161387739</text:p>
          </table:table-cell>
        </table:table-row>
        <table:table-row table:style-name="ro1">
          <table:table-cell office:value-type="float" office:value="0.2134838491" calcext:value-type="float">
            <text:p>0.2134838491</text:p>
          </table:table-cell>
          <table:table-cell office:value-type="float" office:value="0.2099806676" calcext:value-type="float">
            <text:p>0.2099806676</text:p>
          </table:table-cell>
        </table:table-row>
        <table:table-row table:style-name="ro1">
          <table:table-cell office:value-type="float" office:value="0.2088011403" calcext:value-type="float">
            <text:p>0.2088011403</text:p>
          </table:table-cell>
          <table:table-cell office:value-type="float" office:value="0.2089945085" calcext:value-type="float">
            <text:p>0.2089945085</text:p>
          </table:table-cell>
        </table:table-row>
        <table:table-row table:style-name="ro1">
          <table:table-cell office:value-type="float" office:value="0.209088712" calcext:value-type="float">
            <text:p>0.209088712</text:p>
          </table:table-cell>
          <table:table-cell office:value-type="float" office:value="0.2062591267" calcext:value-type="float">
            <text:p>0.2062591267</text:p>
          </table:table-cell>
        </table:table-row>
        <table:table-row table:style-name="ro1">
          <table:table-cell office:value-type="float" office:value="0.2082813607" calcext:value-type="float">
            <text:p>0.2082813607</text:p>
          </table:table-cell>
          <table:table-cell office:value-type="float" office:value="0.2087761285" calcext:value-type="float">
            <text:p>0.2087761285</text:p>
          </table:table-cell>
        </table:table-row>
        <table:table-row table:style-name="ro1">
          <table:table-cell office:value-type="float" office:value="0.2119493613" calcext:value-type="float">
            <text:p>0.2119493613</text:p>
          </table:table-cell>
          <table:table-cell office:value-type="float" office:value="0.205956817" calcext:value-type="float">
            <text:p>0.205956817</text:p>
          </table:table-cell>
        </table:table-row>
        <table:table-row table:style-name="ro1">
          <table:table-cell office:value-type="float" office:value="0.2062031225" calcext:value-type="float">
            <text:p>0.2062031225</text:p>
          </table:table-cell>
          <table:table-cell office:value-type="float" office:value="0.2052036158" calcext:value-type="float">
            <text:p>0.2052036158</text:p>
          </table:table-cell>
        </table:table-row>
        <table:table-row table:style-name="ro1">
          <table:table-cell office:value-type="float" office:value="0.2075114696" calcext:value-type="float">
            <text:p>0.2075114696</text:p>
          </table:table-cell>
          <table:table-cell office:value-type="float" office:value="0.2059820808" calcext:value-type="float">
            <text:p>0.2059820808</text:p>
          </table:table-cell>
        </table:table-row>
        <table:table-row table:style-name="ro1">
          <table:table-cell office:value-type="float" office:value="0.2036811609" calcext:value-type="float">
            <text:p>0.2036811609</text:p>
          </table:table-cell>
          <table:table-cell office:value-type="float" office:value="0.1992120197" calcext:value-type="float">
            <text:p>0.1992120197</text:p>
          </table:table-cell>
        </table:table-row>
        <table:table-row table:style-name="ro1">
          <table:table-cell office:value-type="float" office:value="0.2046194414" calcext:value-type="float">
            <text:p>0.2046194414</text:p>
          </table:table-cell>
          <table:table-cell office:value-type="float" office:value="0.2024413915" calcext:value-type="float">
            <text:p>0.2024413915</text:p>
          </table:table-cell>
        </table:table-row>
        <table:table-row table:style-name="ro1">
          <table:table-cell office:value-type="float" office:value="0.2103613583" calcext:value-type="float">
            <text:p>0.2103613583</text:p>
          </table:table-cell>
          <table:table-cell office:value-type="float" office:value="0.2024255642" calcext:value-type="float">
            <text:p>0.2024255642</text:p>
          </table:table-cell>
        </table:table-row>
        <table:table-row table:style-name="ro1">
          <table:table-cell office:value-type="float" office:value="0.2027889682" calcext:value-type="float">
            <text:p>0.2027889682</text:p>
          </table:table-cell>
          <table:table-cell office:value-type="float" office:value="0.2037240245" calcext:value-type="float">
            <text:p>0.2037240245</text:p>
          </table:table-cell>
        </table:table-row>
        <table:table-row table:style-name="ro1">
          <table:table-cell office:value-type="float" office:value="0.2068498997" calcext:value-type="float">
            <text:p>0.2068498997</text:p>
          </table:table-cell>
          <table:table-cell office:value-type="float" office:value="0.2045440468" calcext:value-type="float">
            <text:p>0.2045440468</text:p>
          </table:table-cell>
        </table:table-row>
        <table:table-row table:style-name="ro1">
          <table:table-cell office:value-type="float" office:value="0.2052731701" calcext:value-type="float">
            <text:p>0.2052731701</text:p>
          </table:table-cell>
          <table:table-cell office:value-type="float" office:value="0.2009065292" calcext:value-type="float">
            <text:p>0.2009065292</text:p>
          </table:table-cell>
        </table:table-row>
        <table:table-row table:style-name="ro1">
          <table:table-cell office:value-type="float" office:value="0.2048710101" calcext:value-type="float">
            <text:p>0.2048710101</text:p>
          </table:table-cell>
          <table:table-cell office:value-type="float" office:value="0.1952525574" calcext:value-type="float">
            <text:p>0.1952525574</text:p>
          </table:table-cell>
        </table:table-row>
        <table:table-row table:style-name="ro1">
          <table:table-cell office:value-type="float" office:value="0.203438757" calcext:value-type="float">
            <text:p>0.203438757</text:p>
          </table:table-cell>
          <table:table-cell office:value-type="float" office:value="0.1991183721" calcext:value-type="float">
            <text:p>0.1991183721</text:p>
          </table:table-cell>
        </table:table-row>
        <table:table-row table:style-name="ro1">
          <table:table-cell office:value-type="float" office:value="0.2011009473" calcext:value-type="float">
            <text:p>0.2011009473</text:p>
          </table:table-cell>
          <table:table-cell office:value-type="float" office:value="0.2054763241" calcext:value-type="float">
            <text:p>0.2054763241</text:p>
          </table:table-cell>
        </table:table-row>
        <table:table-row table:style-name="ro1" table:number-rows-repeated="104853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1:03:57.491049896</meta:creation-date>
    <dc:date>2016-01-09T11:04:15.330802775</dc:date>
    <meta:editing-duration>P0D</meta:editing-duration>
    <meta:editing-cycles>1</meta:editing-cycles>
    <meta:document-statistic meta:table-count="1" meta:cell-count="90" meta:object-count="0"/>
    <meta:generator>LibreOffice/4.2.8.2$Linux_X86_64 LibreOffice_project/420m0$Build-2</meta:generator>
  </office:meta>
</office:document-meta>
</file>